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join-border="false">
        <style:tab-stops>
          <style:tab-stop style:position="16.981cm" style:type="right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8" style:family="paragraph" style:parent-style-name="Standard"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style:join-border="false">
        <style:tab-stops>
          <style:tab-stop style:position="16.981cm" style:type="right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5" style:family="paragraph" style:parent-style-name="Standard" style:master-page-name="">
      <style:paragraph-properties fo:text-align="justify" style:justify-single-word="false" style:page-number="auto" fo:break-before="auto" fo:break-after="auto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8" style:family="paragraph" style:parent-style-name="Standard">
      <style:paragraph-properties fo:margin-top="0.101cm" fo:margin-bottom="0.101cm"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PCF#%</text:p>
      <text:p text:style-name="P4"/>
      <text:p text:style-name="P12">%=TitreDocument=%</text:p>
      <text:p text:style-name="P7"/>
      <text:p text:style-name="P7"/>
      <text:p text:style-name="P7"/>
      <text:p text:style-name="P7"/>
      <text:p text:style-name="P11">%=Requerant=% / %=Nip=%</text:p>
      <text:p text:style-name="P9"/>
      <text:p text:style-name="P18">%=DateDecision=%</text:p>
      <text:p text:style-name="P19">%=NumDecision=%</text:p>
      <text:p text:style-name="P9"/>
      <text:p text:style-name="P9"/>
      <text:p text:style-name="P9">%=TitreTiers=%</text:p>
      <text:p text:style-name="P9"/>
      <text:p text:style-name="P9">%=Paragraphe1=%</text:p>
      <text:p text:style-name="P9"/>
      <text:p text:style-name="P9">%=Paragraphe2=%</text:p>
      <text:p text:style-name="P9"/>
      <text:p text:style-name="P9">%=Paragraphe3=%</text:p>
      <text:p text:style-name="P17"/>
      <text:p text:style-name="P10">%=Paragraphe4=%</text:p>
      <text:p text:style-name="P10"/>
      <text:p text:style-name="P10">%=Paragraphe5=%</text:p>
      <text:p text:style-name="P10"/>
      <text:p text:style-name="P10">%=Paragraphe6=%</text:p>
      <text:p text:style-name="P10"/>
      <text:p text:style-name="P10">%=Salutations=%</text:p>
      <text:p text:style-name="P6"/>
      <text:p text:style-name="P1">%#include signatureStandard#%</text:p>
      <text:p text:style-name="P2"/>
      <text:p text:style-name="P2"/>
      <text:p text:style-name="P13">%=pushToEnd()=%</text:p>
      <text:p text:style-name="P3">%=TitreReclamation=%</text:p>
      <text:p text:style-name="P2">%=TexteReclamation=%</text:p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%=Copie=%</text:p>
          </table:table-cell>
          <table:table-cell table:style-name="Tableau1.A1" office:value-type="string">
            <text:p text:style-name="P14">%=TexteCopie=%</text:p>
          </table:table-cell>
        </table:table-row>
      </table:table>
      <text:p text:style-name="P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66cm" style:type="center"/>
          <style:tab-stop style:position="17.33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666cm" style:type="center"/>
          <style:tab-stop style:position="17.332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09-07T11:35:21</dc:date>
    <meta:printed-by>Mike Boillat</meta:printed-by>
    <meta:print-date>2011-08-24T09:50:41</meta:print-date>
    <meta:editing-cycles>102</meta:editing-cycles>
    <meta:editing-duration>PT10H56M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9" meta:word-count="22" meta:character-count="318"/>
  </office:meta>
</office:document-meta>
</file>